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75f" officeooo:paragraph-rsid="001487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 2</text:p>
      <text:p text:style-name="P1"><text:line-break/>#include &lt;iostream&gt;<text:line-break/><text:line-break/>extern "C" int InitHardware();<text:line-break/>extern "C" int WriteDigital(int chan, char level);</text:p>
      <text:p text:style-name="P1">extern "C" int Sleep(int sec, int usec);</text:p>
      <text:p text:style-name="P1"><text:line-break/>int main(){ <text:s text:c="3"/></text:p>
      <text:p text:style-name="P1"><text:tab/>for(int i = 0;i &lt; 5;i++){ <text:s text:c="6"/></text:p>
      <text:p text:style-name="P1"><text:tab/><text:tab/>InitHardware(); <text:s text:c="7"/></text:p>
      <text:p text:style-name="P1"><text:tab/><text:tab/>WriteDigital(7,1); <text:s text:c="7"/></text:p>
      <text:p text:style-name="P1"><text:tab/><text:tab/>Sleep(1,0); <text:s text:c="7"/></text:p>
      <text:p text:style-name="P1"><text:tab/><text:tab/>WriteDigital(7,0); <text:s text:c="6"/></text:p>
      <text:p text:style-name="P1"><text:tab/><text:tab/>Sleep(1,0); <text:s text:c="3"/></text:p>
      <text:p text:style-name="P1"><text:tab/>}<text:line-break/>return 0;</text:p>
      <text:p text:style-name="P1">}</text:p>
      <text:p text:style-name="P1"><text:line-break/></text:p>
      <text:p text:style-name="P1"><text:line-break/>core 3</text:p>
      <text:p text:style-name="P1"><text:line-break/>#include &lt;stdio.h&gt;<text:line-break/></text:p>
      <text:p text:style-name="P1">extern "C" int InitHardware();<text:line-break/>extern "C" int WriteDigital(int chan, char level);<text:line-break/>extern "C" int Sleep(int sec, int usec);<text:line-break/>extern "C" int ReadAnalog(int ch_adc);</text:p>
      <text:p text:style-name="P1"><text:line-break/><text:line-break/>int main(){ <text:s text:c="2"/></text:p>
      <text:p text:style-name="P1"><text:tab/>InitHardware(); <text:s text:c="2"/></text:p>
      <text:p text:style-name="P1"><text:tab/>while(true){ <text:s text:c="6"/></text:p>
      <text:p text:style-name="P1"><text:tab/><text:tab/>int number = ReadAnalog(0); <text:s text:c="7"/></text:p>
      <text:p text:style-name="P1"><text:tab/><text:tab/>printf("%d", number); <text:s text:c="7"/></text:p>
      <text:p text:style-name="P1"><text:tab/><text:tab/>if (number &gt; 100){ <text:s text:c="11"/></text:p>
      <text:p text:style-name="P1"><text:tab/><text:tab/><text:tab/>WriteDigital(7,1); <text:s text:c="7"/></text:p>
      <text:p text:style-name="P1"><text:tab/><text:tab/>}<text:line-break/><text:tab/><text:tab/>else if (number &lt; 6) { <text:s text:c="11"/></text:p>
      <text:p text:style-name="P1"><text:tab/><text:tab/><text:tab/>WriteDigital(7,0); <text:s text:c="7"/></text:p>
      <text:p text:style-name="P1"><text:tab/><text:tab/>} <text:s text:c="7"/></text:p>
      <text:p text:style-name="P1"><text:tab/><text:tab/>else { <text:s text:c="10"/></text:p>
      <text:p text:style-name="P1"><text:tab/><text:tab/><text:tab/>WriteDigital(7,0); <text:s text:c="6"/></text:p>
      <text:p text:style-name="P1"><text:tab/><text:tab/>} <text:s text:c="6"/></text:p>
      <text:p text:style-name="P1"><text:tab/><text:tab/>Sleep(0,100000); <text:s text:c="3"/></text:p>
      <text:p text:style-name="P1"><text:tab/>}<text:line-break/><text:tab/>return 0;</text:p>
      <text:p text:style-name="P1">}<text:line-break/><text:soft-page-break/><text:line-break/><text:line-break/></text:p>
      <text:p text:style-name="P1"/>
      <text:p text:style-name="P1">core5<text:line-break/><text:line-break/></text:p>
      <text:p text:style-name="P1"/>
      <text:p text:style-name="P1"/>
      <text:p text:style-name="P1">challange1</text:p>
      <text:p text:style-name="P1"><text:line-break/>#include &lt;stdio.h&gt;</text:p>
      <text:p text:style-name="P1"><text:line-break/><text:line-break/>extern "C" int InitHardware();<text:line-break/>extern "C" int WriteDigital(int chan, char level);</text:p>
      <text:p text:style-name="P1">extern "C" int Sleep(int sec, int usec);</text:p>
      <text:p text:style-name="P1">extern "C" int ReadAnalog(int ch_adc);</text:p>
      <text:p text:style-name="P1">extern "C" int SetMotor(int motor, int dir, int speed);<text:line-break/><text:line-break/>int main(){ <text:s text:c="2"/></text:p>
      <text:p text:style-name="P1"><text:tab/>InitHardware(); <text:s text:c="2"/></text:p>
      <text:p text:style-name="P1"><text:tab/>while(true){ <text:s text:c="7"/></text:p>
      <text:p text:style-name="P1"><text:tab/><text:tab/>int number = ReadAnalog(0); <text:s text:c="7"/></text:p>
      <text:p text:style-name="P1"><text:tab/><text:tab/>printf("%d", number); <text:s text:c="7"/></text:p>
      <text:p text:style-name="P1"><text:tab/><text:tab/>if (number &gt; 150){ <text:s text:c="11"/></text:p>
      <text:p text:style-name="P1"><text:tab/><text:tab/><text:tab/>WriteDigital(7,1); <text:s text:c="11"/></text:p>
      <text:p text:style-name="P1"><text:tab/><text:tab/><text:tab/>SetMotor(1, 1, 0); <text:s text:c="7"/></text:p>
      <text:p text:style-name="P1"><text:tab/><text:tab/>} <text:s text:c="7"/></text:p>
      <text:p text:style-name="P1"><text:tab/><text:tab/>else if (number &lt; 6) { <text:s text:c="10"/></text:p>
      <text:p text:style-name="P1"><text:tab/><text:tab/><text:tab/>WriteDigital(7,0); <text:s text:c="11"/></text:p>
      <text:p text:style-name="P1"><text:tab/><text:tab/><text:tab/>SetMotor(1, 1, 0);<text:line-break/><text:tab/><text:tab/>} <text:s text:c="7"/></text:p>
      <text:p text:style-name="P1"><text:tab/><text:tab/>else { <text:s text:c="11"/></text:p>
      <text:p text:style-name="P1"><text:tab/><text:tab/><text:tab/>WriteDigital(7,0); <text:s text:c="10"/></text:p>
      <text:p text:style-name="P1"><text:tab/><text:tab/><text:tab/>SetMotor(1, 1, 150); <text:s text:c="7"/></text:p>
      <text:p text:style-name="P1"><text:tab/><text:tab/>} <text:s text:c="7"/></text:p>
      <text:p text:style-name="P1"><text:tab/><text:tab/>Sleep(0,100000); <text:s text:c="3"/></text:p>
      <text:p text:style-name="P1"><text:tab/>}<text:line-break/><text:tab/>return 0;</text:p>
      <text:p text:style-name="P1">}<text:line-break/><text:line-break/><text:line-break/><text:line-break/> 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3:18:20.861000000</meta:creation-date>
    <dc:date>2016-04-10T23:24:44.046000000</dc:date>
    <meta:editing-duration>PT6M23S</meta:editing-duration>
    <meta:editing-cycles>1</meta:editing-cycles>
    <meta:document-statistic meta:table-count="0" meta:image-count="0" meta:object-count="0" meta:page-count="2" meta:paragraph-count="57" meta:word-count="177" meta:character-count="1602" meta:non-whitespace-character-count="1072"/>
    <meta:generator>LibreOffice/5.0.1.2$Windows_x86 LibreOffice_project/81898c9f5c0d43f3473ba111d7b351050be20261</meta:generator>
  </office:meta>
</office:document-meta>
</file>